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5.667cm" style:rel-column-width="21844*"/>
    </style:style>
    <style:style style:name="_24_tab.B" style:display-name="$tab.B" style:family="table-column">
      <style:table-column-properties style:column-width="5.667cm" style:rel-column-width="21846*"/>
    </style:style>
    <style:style style:name="_24_tab.C" style:display-name="$tab.C" style:family="table-column">
      <style:table-column-properties style:column-width="5.667cm" style:rel-column-width="21845*"/>
    </style:style>
    <style:style style:name="_24_tab.A1" style:display-name="$tab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style:font-name="DejaVu Math TeX Gyre" officeooo:rsid="001973fe" officeooo:paragraph-rsid="001973fe"/>
    </style:style>
    <style:style style:name="P2" style:family="paragraph" style:parent-style-name="Table_20_Contents">
      <style:text-properties style:font-name="DejaVu Math TeX Gyre" officeooo:rsid="001973fe" officeooo:paragraph-rsid="001973fe" fo:background-color="#ffff00"/>
    </style:style>
    <style:style style:name="P3" style:family="paragraph" style:parent-style-name="Table_20_Contents">
      <style:text-properties fo:color="#c9211e" loext:opacity="100%" style:font-name="DejaVu Math TeX Gyre" officeooo:rsid="001973fe" officeooo:paragraph-rsid="001973fe"/>
    </style:style>
    <style:style style:name="P4" style:family="paragraph" style:parent-style-name="Table_20_Contents">
      <style:text-properties style:font-name="DejaVu Math TeX Gyre" officeooo:rsid="001ba922" officeooo:paragraph-rsid="001ba922"/>
    </style:style>
    <style:style style:name="P5" style:family="paragraph" style:parent-style-name="Table_20_Contents">
      <style:text-properties style:font-name="Cantarell Extra Bold" officeooo:rsid="001ba922" officeooo:paragraph-rsid="001ba922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$tab" table:style-name="_24_tab">
        <table:table-column table:style-name="_24_tab.A"/>
        <table:table-column table:style-name="_24_tab.B"/>
        <table:table-column table:style-name="_24_tab.C"/>
        <table:table-row table:style-name="TableLine94071324290144">
          <table:table-cell table:style-name="_24_tab.A1" office:value-type="string">
            <text:p text:style-name="P1">Column1</text:p>
          </table:table-cell>
          <table:table-cell table:style-name="_24_tab.A1" office:value-type="string">
            <text:p text:style-name="P1">Column2</text:p>
          </table:table-cell>
          <table:table-cell table:style-name="_24_tab.A1" office:value-type="string">
            <text:p text:style-name="P4">3</text:p>
          </table:table-cell>
        </table:table-row>
        <table:table-row table:style-name="TableLine94071379219168">
          <table:table-cell table:style-name="_24_tab.A1" office:value-type="string">
            <text:p text:style-name="P3">$var1</text:p>
          </table:table-cell>
          <table:table-cell table:style-name="_24_tab.A1" office:value-type="string">
            <text:p text:style-name="P2">static</text:p>
          </table:table-cell>
          <table:table-cell table:style-name="_24_tab.A1" office:value-type="string">
            <text:p text:style-name="P5">Je $var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0:19.952106757</meta:creation-date>
    <dc:date>2021-07-16T16:28:19.241152180</dc:date>
    <meta:editing-duration>PT1M59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1" meta:paragraph-count="6" meta:word-count="7" meta:character-count="34" meta:non-whitespace-character-count="33"/>
  </office:meta>
</office:document-meta>
</file>